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85db9" officeooo:paragraph-rsid="00185db9" style:font-size-asian="11pt" style:font-size-complex="11pt"/>
    </style:style>
    <style:style style:name="P2" style:family="paragraph" style:parent-style-name="Standard">
      <style:text-properties fo:font-size="11pt" officeooo:rsid="001898f9" officeooo:paragraph-rsid="001898f9" style:font-size-asian="11pt" style:font-size-complex="11pt"/>
    </style:style>
    <style:style style:name="P3" style:family="paragraph" style:parent-style-name="Standard">
      <style:text-properties fo:font-size="11pt" officeooo:rsid="001898f9" officeooo:paragraph-rsid="001a1e2c" style:font-size-asian="11pt" style:font-size-complex="11pt"/>
    </style:style>
    <style:style style:name="P4" style:family="paragraph" style:parent-style-name="Standard">
      <style:text-properties fo:font-size="11pt" officeooo:rsid="001a1e2c" officeooo:paragraph-rsid="001a1e2c" style:font-size-asian="11pt" style:font-size-complex="11pt"/>
    </style:style>
    <style:style style:name="P5" style:family="paragraph" style:parent-style-name="Standard">
      <style:text-properties fo:font-size="11pt" officeooo:rsid="001a1e2c" officeooo:paragraph-rsid="00204ebb" style:font-size-asian="11pt" style:font-size-complex="11pt"/>
    </style:style>
    <style:style style:name="P6" style:family="paragraph" style:parent-style-name="Standard">
      <style:text-properties fo:font-size="11pt" officeooo:rsid="001a1e2c" officeooo:paragraph-rsid="001a6682" style:font-size-asian="11pt" style:font-size-complex="11pt"/>
    </style:style>
    <style:style style:name="P7" style:family="paragraph" style:parent-style-name="Standard">
      <style:text-properties fo:font-size="11pt" officeooo:rsid="00204ebb" officeooo:paragraph-rsid="00204ebb" style:font-size-asian="11pt" style:font-size-complex="11pt"/>
    </style:style>
    <style:style style:name="P8" style:family="paragraph" style:parent-style-name="Standard">
      <style:text-properties fo:font-size="11pt" officeooo:rsid="001dd069" officeooo:paragraph-rsid="001dd069" style:font-size-asian="11pt" style:font-size-complex="11pt"/>
    </style:style>
    <style:style style:name="P9" style:family="paragraph" style:parent-style-name="Standard">
      <style:text-properties fo:font-size="11pt" officeooo:rsid="001ec448" officeooo:paragraph-rsid="001ec448" style:font-size-asian="11pt" style:font-size-complex="11pt"/>
    </style:style>
    <style:style style:name="P10" style:family="paragraph" style:parent-style-name="Standard">
      <style:text-properties fo:font-size="11pt" officeooo:rsid="00211fa7" officeooo:paragraph-rsid="00211fa7" style:font-size-asian="11pt" style:font-size-complex="11pt"/>
    </style:style>
    <style:style style:name="P11" style:family="paragraph" style:parent-style-name="Standard">
      <style:text-properties fo:font-size="11pt" officeooo:rsid="0024b170" officeooo:paragraph-rsid="002ecc83" style:font-size-asian="11pt" style:font-size-complex="11pt"/>
    </style:style>
    <style:style style:name="P12" style:family="paragraph" style:parent-style-name="Standard">
      <style:text-properties fo:font-size="11pt" officeooo:rsid="0024b170" officeooo:paragraph-rsid="0024b170" style:font-size-asian="11pt" style:font-size-complex="11pt"/>
    </style:style>
    <style:style style:name="P13" style:family="paragraph" style:parent-style-name="Standard">
      <style:text-properties fo:font-size="11pt" officeooo:rsid="002227c3" officeooo:paragraph-rsid="002227c3" style:font-size-asian="11pt" style:font-size-complex="11pt"/>
    </style:style>
    <style:style style:name="P14" style:family="paragraph" style:parent-style-name="Standard">
      <style:text-properties fo:font-size="11pt" officeooo:rsid="002227c3" officeooo:paragraph-rsid="0022bd1f" style:font-size-asian="11pt" style:font-size-complex="11pt"/>
    </style:style>
    <style:style style:name="P15" style:family="paragraph" style:parent-style-name="Standard">
      <style:text-properties fo:font-size="11pt" officeooo:rsid="0022bd1f" officeooo:paragraph-rsid="0022bd1f" style:font-size-asian="11pt" style:font-size-complex="11pt"/>
    </style:style>
    <style:style style:name="P16" style:family="paragraph" style:parent-style-name="Standard">
      <style:text-properties fo:font-size="11pt" officeooo:rsid="002381ca" officeooo:paragraph-rsid="002381ca" style:font-size-asian="11pt" style:font-size-complex="11pt"/>
    </style:style>
    <style:style style:name="P17" style:family="paragraph" style:parent-style-name="Standard">
      <style:text-properties fo:font-size="11pt" officeooo:rsid="00268bd2" officeooo:paragraph-rsid="002ecc83" style:font-size-asian="11pt" style:font-size-complex="11pt"/>
    </style:style>
    <style:style style:name="P18" style:family="paragraph" style:parent-style-name="Standard">
      <style:text-properties fo:font-size="11pt" officeooo:rsid="00268bd2" officeooo:paragraph-rsid="00268bd2" style:font-size-asian="11pt" style:font-size-complex="11pt"/>
    </style:style>
    <style:style style:name="P19" style:family="paragraph" style:parent-style-name="Standard">
      <style:text-properties fo:font-size="11pt" officeooo:rsid="0027f380" officeooo:paragraph-rsid="0027f380" style:font-size-asian="11pt" style:font-size-complex="11pt"/>
    </style:style>
    <style:style style:name="P20" style:family="paragraph" style:parent-style-name="Standard">
      <style:text-properties fo:font-size="11pt" officeooo:rsid="00289d02" officeooo:paragraph-rsid="00289d02" style:font-size-asian="11pt" style:font-size-complex="11pt"/>
    </style:style>
    <style:style style:name="P21" style:family="paragraph" style:parent-style-name="Standard">
      <style:text-properties fo:font-size="11pt" officeooo:rsid="00292c00" officeooo:paragraph-rsid="002acd94" style:font-size-asian="11pt" style:font-size-complex="11pt"/>
    </style:style>
    <style:style style:name="P22" style:family="paragraph" style:parent-style-name="Standard">
      <style:text-properties fo:font-size="11pt" officeooo:rsid="00292c00" officeooo:paragraph-rsid="002f5661" style:font-size-asian="11pt" style:font-size-complex="11pt"/>
    </style:style>
    <style:style style:name="P23" style:family="paragraph" style:parent-style-name="Standard">
      <style:text-properties fo:font-size="11pt" officeooo:rsid="002acd94" officeooo:paragraph-rsid="002acd94" style:font-size-asian="11pt" style:font-size-complex="11pt"/>
    </style:style>
    <style:style style:name="P24" style:family="paragraph" style:parent-style-name="Standard">
      <style:text-properties fo:font-size="11pt" officeooo:rsid="002be773" officeooo:paragraph-rsid="002be773" style:font-size-asian="11pt" style:font-size-complex="11pt"/>
    </style:style>
    <style:style style:name="P25" style:family="paragraph" style:parent-style-name="Standard">
      <style:text-properties fo:font-size="11pt" officeooo:rsid="002df5dc" officeooo:paragraph-rsid="002df5dc" style:font-size-asian="11pt" style:font-size-complex="11pt"/>
    </style:style>
    <style:style style:name="P26" style:family="paragraph" style:parent-style-name="Standard">
      <style:text-properties fo:font-size="11pt" officeooo:rsid="002ecc83" officeooo:paragraph-rsid="002ecc83" style:font-size-asian="11pt" style:font-size-complex="11pt"/>
    </style:style>
    <style:style style:name="T1" style:family="text">
      <style:text-properties officeooo:rsid="001898f9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1a1e2c"/>
    </style:style>
    <style:style style:name="T4" style:family="text">
      <style:text-properties style:font-name="Liberation Serif1" officeooo:rsid="001a6682"/>
    </style:style>
    <style:style style:name="T5" style:family="text">
      <style:text-properties style:font-name="Liberation Serif1" style:font-name-asian="Liberation Serif1" style:font-name-complex="Liberation Serif1"/>
    </style:style>
    <style:style style:name="T6" style:family="text">
      <style:text-properties style:font-name="Liberation Serif1" officeooo:rsid="001a6682" style:font-name-asian="Liberation Serif1" style:font-name-complex="Liberation Serif1"/>
    </style:style>
    <style:style style:name="T7" style:family="text">
      <style:text-properties style:font-name="Liberation Serif1" officeooo:rsid="001c4036" style:font-name-asian="Liberation Serif1" style:font-name-complex="Liberation Serif1"/>
    </style:style>
    <style:style style:name="T8" style:family="text">
      <style:text-properties style:font-name="Liberation Serif1" officeooo:rsid="001c4036"/>
    </style:style>
    <style:style style:name="T9" style:family="text">
      <style:text-properties style:font-name="Liberation Serif1" officeooo:rsid="001dd069"/>
    </style:style>
    <style:style style:name="T10" style:family="text">
      <style:text-properties style:font-name="Liberation Serif1" officeooo:rsid="002227c3"/>
    </style:style>
    <style:style style:name="T11" style:family="text">
      <style:text-properties style:font-name="Liberation Serif1" officeooo:rsid="0022bd1f"/>
    </style:style>
    <style:style style:name="T12" style:family="text">
      <style:text-properties style:font-name="Liberation Serif1" officeooo:rsid="002381ca"/>
    </style:style>
    <style:style style:name="T13" style:family="text">
      <style:text-properties style:font-name="Liberation Serif1" officeooo:rsid="0024b170"/>
    </style:style>
    <style:style style:name="T14" style:family="text">
      <style:text-properties style:font-name="Liberation Serif1" officeooo:rsid="00268bd2"/>
    </style:style>
    <style:style style:name="T15" style:family="text">
      <style:text-properties style:font-name="Liberation Serif1" officeooo:rsid="0026d092"/>
    </style:style>
    <style:style style:name="T16" style:family="text">
      <style:text-properties style:font-name="Liberation Serif1" officeooo:rsid="0027f380"/>
    </style:style>
    <style:style style:name="T17" style:family="text">
      <style:text-properties style:font-name="Liberation Serif1" officeooo:rsid="002a7f9b"/>
    </style:style>
    <style:style style:name="T18" style:family="text">
      <style:text-properties style:font-name="Liberation Serif1" officeooo:rsid="002acd94"/>
    </style:style>
    <style:style style:name="T19" style:family="text">
      <style:text-properties style:font-name="Liberation Serif1" officeooo:rsid="002c0ee1"/>
    </style:style>
    <style:style style:name="T20" style:family="text">
      <style:text-properties style:font-name="Liberation Serif1" officeooo:rsid="002df5dc"/>
    </style:style>
    <style:style style:name="T21" style:family="text">
      <style:text-properties style:font-name="Liberation Serif1" officeooo:rsid="002ecc83"/>
    </style:style>
    <style:style style:name="T22" style:family="text">
      <style:text-properties style:font-name="Liberation Serif1" officeooo:rsid="0030369e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officeooo:rsid="001a1e2c"/>
    </style:style>
    <style:style style:name="T25" style:family="text">
      <style:text-properties style:text-position="super 58%" style:font-name="Liberation Serif1"/>
    </style:style>
    <style:style style:name="T26" style:family="text">
      <style:text-properties style:text-position="super 58%" style:font-name="Liberation Serif1" officeooo:rsid="001a1e2c"/>
    </style:style>
    <style:style style:name="T27" style:family="text">
      <style:text-properties style:text-position="super 58%" style:font-name="Liberation Serif1" officeooo:rsid="002381ca"/>
    </style:style>
    <style:style style:name="T28" style:family="text">
      <style:text-properties style:text-position="0% 100%"/>
    </style:style>
    <style:style style:name="T29" style:family="text">
      <style:text-properties style:text-position="sub 58%" style:font-name="Liberation Serif1"/>
    </style:style>
    <style:style style:name="T30" style:family="text">
      <style:text-properties style:text-position="sub 58%" style:font-name="Liberation Serif1" officeooo:rsid="0022bd1f"/>
    </style:style>
    <style:style style:name="T31" style:family="text">
      <style:text-properties style:text-position="sub 58%" style:font-name="Liberation Serif1" officeooo:rsid="002a7f9b"/>
    </style:style>
    <style:style style:name="T32" style:family="text">
      <style:text-properties style:text-position="sub 58%" style:font-name="Liberation Serif1" officeooo:rsid="002acd9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Mining – turns data into information</text:p>
      <text:p text:style-name="P1">Tasks – <text:span text:style-name="T1">predictive(</text:span>Classification/Prediction<text:span text:style-name="T1">) descriptive(</text:span>Pattern Analysis/Clustering/<text:span text:style-name="T1">Anomaly detection)</text:span></text:p>
      <text:p text:style-name="P1">Data Attribute types: numerical/symbolic, continuous/discrete, finite/infinite, nominal/ordinal, <text:span text:style-name="T1">binary, quantitative/qualitative</text:span></text:p>
      <text:p text:style-name="P2">DM Steps – data&gt;preprocessing&gt;DM algorithm&gt;postprocessing&gt;information</text:p>
      <text:p text:style-name="P2">preprocessing: data selection/data cleaning/feature selection/transformation</text:p>
      <text:p text:style-name="P2">transformation: discretization/normalization/binarization</text:p>
      <text:p text:style-name="P2">postprocessing: filtering|interpreting patterns/integrating information/visualization</text:p>
      <text:p text:style-name="P2">noise=random, artifact=deterministic fixable factor</text:p>
      <text:p text:style-name="P2">learning: supervised=training, classification+prediction; unsupervised=notrain pattern analysis/clustering</text:p>
      <text:p text:style-name="P3">mean = (<text:span text:style-name="T3">∑</text:span><text:span text:style-name="T23">x)/</text:span><text:span text:style-name="T3">Ŀ</text:span><text:span text:style-name="T24">(x)</text:span></text:p>
      <text:p text:style-name="P4"><text:span text:style-name="T23">variance = </text:span><text:span text:style-name="T2">∑((x – ẍ)</text:span><text:span text:style-name="T25">2</text:span><text:span text:style-name="T2">)/</text:span><text:span text:style-name="T9">n</text:span></text:p>
      <text:p text:style-name="P4"><text:span text:style-name="T2">std dev = sqrt(var)</text:span></text:p>
      <text:p text:style-name="P5"><text:span text:style-name="T23">median = </text:span><text:span text:style-name="T2">Ŀ</text:span><text:span text:style-name="T23">sorted(x) % 2 ? x[</text:span><text:span text:style-name="T2">Ŀx/2]</text:span><text:span text:style-name="T23"> : mean(x[</text:span><text:span text:style-name="T2">Ŀx/2], </text:span><text:span text:style-name="T23">x[</text:span><text:span text:style-name="T2">Ŀx/2]+1)</text:span></text:p>
      <text:p text:style-name="P7"><text:span text:style-name="T22">average absolute diff</text:span><text:span text:style-name="T2">: </text:span><text:span text:style-name="T3">∑</text:span><text:span text:style-name="T2">( | x – </text:span><text:span text:style-name="T3">ẍ </text:span><text:span text:style-name="T2">| ) / </text:span><text:span text:style-name="T3">Ŀ</text:span><text:span text:style-name="T24">(x)</text:span></text:p>
      <text:p text:style-name="P7"><text:span text:style-name="T22">median absolute diff</text:span><text:span text:style-name="T3">: </text:span><text:span text:style-name="T2">median( map( | </text:span><text:span text:style-name="T3">x – ẍ </text:span><text:span text:style-name="T2">| )</text:span><text:span text:style-name="T3"> )</text:span></text:p>
      <text:p text:style-name="P6"><text:span text:style-name="T8">B</text:span><text:span text:style-name="T2"> percentile = sorted(x)</text:span><text:span text:style-name="T4">[ </text:span><text:span text:style-name="T6">ceil( (</text:span><text:span text:style-name="T5">Ŀ</text:span><text:span text:style-name="T6">(x) - 1) * </text:span><text:span text:style-name="T7">B</text:span><text:span text:style-name="T6"> / 100 ) </text:span><text:span text:style-name="T4">]</text:span></text:p>
      <text:p text:style-name="P8"><text:span text:style-name="T4">5-</text:span><text:span text:style-name="T2">pt summary: min,25</text:span><text:span text:style-name="T25">th</text:span><text:span text:style-name="T2">,median,75</text:span><text:span text:style-name="T25">th</text:span><text:span text:style-name="T2">,max</text:span></text:p>
      <text:p text:style-name="P8"><text:span text:style-name="T2">covariance: cov(X,Y) = </text:span><text:span text:style-name="T3">∑((x – ẍ)</text:span><text:span text:style-name="T2">(y – ẏ)</text:span><text:span text:style-name="T3">)/</text:span><text:span text:style-name="T2">n</text:span></text:p>
      <text:p text:style-name="P8"><text:span text:style-name="T2">correlation: cor(X,Y) = cov(X,Y)/(stdev(X) * stdev(Y))</text:span></text:p>
      <text:p text:style-name="P8"><text:span text:style-name="T2"/></text:p>
      <text:p text:style-name="P8"><text:span text:style-name="T2">similarity: euclidean|taxi-cab distance/matching|jacard coefficient/cosine similarity</text:span></text:p>
      <text:p text:style-name="P8"><text:span text:style-name="T2">more similar = smaller distance = more matches </text:span></text:p>
      <text:p text:style-name="P8"><text:span text:style-name="T2">eucild: sqrt( </text:span><text:span text:style-name="T3">∑</text:span><text:span text:style-name="T2">((x – y)</text:span><text:span text:style-name="T26">2</text:span><text:span text:style-name="T3">) </text:span><text:span text:style-name="T2">)</text:span></text:p>
      <text:p text:style-name="P8"><text:span text:style-name="T2">taxi: </text:span><text:span text:style-name="T3">∑</text:span><text:span text:style-name="T2">(abs(x – y)</text:span><text:span text:style-name="T3">)</text:span></text:p>
      <text:p text:style-name="P8"><text:span text:style-name="T3">m</text:span><text:span text:style-name="T2">atch: same(x,y)/total(x,y)</text:span></text:p>
      <text:p text:style-name="P8"><text:span text:style-name="T2">jacard: both-one(x,y)/any-ones(x,y)</text:span></text:p>
      <text:p text:style-name="P8"><text:span text:style-name="T2">cosine: (x.y) / (|x||y|) where |a| = sqrt(</text:span><text:span text:style-name="T3">∑</text:span><text:span text:style-name="T2">(a</text:span><text:span text:style-name="T25">2</text:span><text:span text:style-name="T2">)) </text:span><text:span text:style-name="T19">= len(a)</text:span></text:p>
      <text:p text:style-name="P9"><text:span text:style-name="T2">hetero: sqrt( </text:span><text:span text:style-name="T3">∑</text:span><text:span text:style-name="T9">(</text:span><text:span text:style-name="T2">dist</text:span><text:span text:style-name="T9">(x,y)</text:span><text:span text:style-name="T26">2 </text:span><text:span text:style-name="T3">) </text:span><text:span text:style-name="T2">where dist: normalize+similarity</text:span></text:p>
      <text:p text:style-name="P9"><text:span text:style-name="T2"/></text:p>
      <text:p text:style-name="P9"><text:span text:style-name="T2">classification: assign a predefined,discrete,finite class</text:span></text:p>
      <text:p text:style-name="P10"><text:span text:style-name="T2">classifier: trained with training data, test records</text:span></text:p>
      <text:p text:style-name="P11"><text:span text:style-name="T2">training-error:#wrong-train/#total-train; validation-error:#wrong-test/#total-test &gt;generalization-error;</text:span></text:p>
      <text:p text:style-name="P11"><text:span text:style-name="T2">validation:=hold-out:partition training, some train rest validation test; random-sampling:random partition, repeat and take avg; cross-validation:equal size sets, </text:span><text:span text:style-name="T14">use one set validate rest to build, repeat for each set;</text:span><text:span text:style-name="T2"> leave-one-out:</text:span><text:span text:style-name="T14">cross-validation with set-size=1;</text:span></text:p>
      <text:p text:style-name="P10"><text:span text:style-name="T2">classifiers: decision-tree/rule-based|nearest-neighbor|bayesian classifier/neural-network</text:span></text:p>
      <text:p text:style-name="P10"><text:span text:style-name="T2"/></text:p>
      <text:p text:style-name="P10"><text:span text:style-name="T2">decision-tree: build(records, attributes); bestCondition is found, partition records based on condition, build children with reduced records/attributes; bestCondition: each group has few classes, lowest entropy among groupings</text:span></text:p>
      <text:p text:style-name="P10"><text:span text:style-name="T2">condition&gt;ways: binary{one}, nominal{multiple:one;partition:exponential}, ordinal{multiple:one; partition:linear}, continuous{one-split:linear; multiple-split:exponential; </text:span><text:span text:style-name="T10">split-suggest:training-or-predefined</text:span><text:span text:style-name="T2">}</text:span></text:p>
      <text:p text:style-name="P13"><text:span text:style-name="T2">entropy </text:span><text:span text:style-name="T11">E</text:span><text:span text:style-name="T2">: shannon/gini/class-error</text:span></text:p>
      <text:p text:style-name="P13"><text:span text:style-name="T11">partition S has classes c; </text:span><text:span text:style-name="T2">n</text:span><text:span text:style-name="T29">c</text:span><text:span text:style-name="T2">=freq(c); N=</text:span><text:span text:style-name="T3">∑</text:span><text:span text:style-name="T2">(n</text:span><text:span text:style-name="T29">c</text:span><text:span text:style-name="T2">); p</text:span><text:span text:style-name="T29">c</text:span><text:span text:style-name="T2">=n</text:span><text:span text:style-name="T29">c</text:span><text:span text:style-name="T2">/N;</text:span></text:p>
      <text:p text:style-name="P13"><text:span text:style-name="T2">shannon= -(</text:span><text:span text:style-name="T3">∑</text:span><text:span text:style-name="T2">(p * log</text:span><text:span text:style-name="T29">2</text:span><text:span text:style-name="T2">(p)))</text:span></text:p>
      <text:p text:style-name="P13"><text:span text:style-name="T2">gini=1-</text:span><text:span text:style-name="T3">∑</text:span><text:span text:style-name="T2">(p</text:span><text:span text:style-name="T25">2</text:span><text:span text:style-name="T2">)</text:span></text:p>
      <text:p text:style-name="P13"><text:span text:style-name="T2">class-er=1-max( {p</text:span><text:span text:style-name="T29">1</text:span><text:span text:style-name="T2">..p</text:span><text:span text:style-name="T29">k</text:span><text:span text:style-name="T2">} )</text:span></text:p>
      <text:p text:style-name="P14"><text:span text:style-name="T2">condition-eval: weighted-</text:span><text:span text:style-name="T11">average-</text:span><text:span text:style-name="T2">entropy=</text:span><text:span text:style-name="T3">∑</text:span><text:span text:style-name="T11">( (| S | / n</text:span><text:span text:style-name="T30">recs</text:span><text:span text:style-name="T11">) * E(S) ); small avg &gt; good condition</text:span></text:p>
      <text:p text:style-name="P15"><text:span text:style-name="T2">run-time: build: </text:span><text:span text:style-name="T12">{</text:span><text:span text:style-name="T2">recs n, attrs d, binary</text:span><text:span text:style-name="T12">}</text:span><text:span text:style-name="T2"> #nodes: O(2</text:span><text:span text:style-name="T25">d</text:span><text:span text:style-name="T2">), </text:span><text:span text:style-name="T12">eval-attr: O(n), total: O(2</text:span><text:span text:style-name="T27">d</text:span><text:span text:style-name="T12">dn); classify: {attrs d, binary} depth-of-tree d, total O(d): very fast</text:span></text:p>
      <text:p text:style-name="P16"><text:span text:style-name="T2">pro: w/o stats of the data, all data types, rules can be extracted</text:span></text:p>
      <text:p text:style-name="P16"><text:span text:style-name="T2">con: build is greedy – not optimal, overfitting, data </text:span><text:span text:style-name="T13">fragmentation</text:span><text:span text:style-name="T2">: unreliable classify</text:span></text:p>
      <text:p text:style-name="P17"><text:span text:style-name="T2"/></text:p>
      <text:p text:style-name="P17"><text:span text:style-name="T2">nearest-neighbor: classify, find nearest k neighbors, test class is majority class; k&gt;K, little&gt;over generalization; weighted majority-rule: neighbor contributes 1/(distance);</text:span></text:p>
      <text:p text:style-name="P17"><text:span text:style-name="T2">eager learns when training is available, lazy learns when testing</text:span></text:p>
      <text:p text:style-name="P18"><text:span text:style-name="T2">run-time: {recs n, attrs d, neighbors k} distance: nd, closest: nk, majority: k, classify-total: O(n)</text:span></text:p>
      <text:p text:style-name="P18"><text:span text:style-name="T2">plus: w/o stats, no assembly required, arbitrary decision bounds, all attribute types</text:span></text:p>
      <text:p text:style-name="P18"><text:span text:style-name="T2">cons: classification is slow, need to select appro distance measure, num neighbors, and weighted/non</text:span></text:p>
      <text:p text:style-name="P18"><text:span text:style-name="T2"/></text:p>
      <text:p text:style-name="P18"><text:span text:style-name="T2">rule-based classifier: collection of rules, if condition then class, condition*, cond=attr op value, find a rule that satisfies record &gt; classified</text:span></text:p>
      <text:p text:style-name="P18"><text:span text:style-name="T2">coverage(r): #r(recs)/#recs; accuracy(r): #r(recs).correct/cover(r); laplace</text:span><text:span text:style-name="T16">(r)</text:span><text:span text:style-name="T2">: </text:span><text:span text:style-name="T16">(p + 1)/(n + k) where </text:span><text:span text:style-name="T2">{p correct, n covered, k classes</text:span><text:span text:style-name="T15">} </text:span></text:p>
      <text:p text:style-name="P19"><text:span text:style-name="T15">r</text:span><text:span text:style-name="T2">ules should be exhaustive and mutually exclusive</text:span></text:p>
      <text:p text:style-name="P19"><text:span text:style-name="T2">order rules: rule-based: coverage/accuracy/laplace; class-based: grouped by classes, class-groups are ordered by prevalence of class in training data</text:span></text:p>
      <text:p text:style-name="P19"><text:span text:style-name="T2">build: order class by prevalence, for each class: findRule, remove covered records</text:span></text:p>
      <text:p text:style-name="P19"><text:span text:style-name="T2">findRule(records,class): for #attributes: find cond that increase quality of rule most, if none increase, then stop</text:span></text:p>
      <text:p text:style-name="P19"><text:span text:style-name="T2">run-time: build: {n recs, d attrs, k classes, binary} order-class: n+k</text:span><text:span text:style-name="T25">2</text:span><text:span text:style-name="T2">, iterate class: k, check records exist: n, findRule: dn, removeCovered: n, total: O(kdn</text:span><text:span text:style-name="T25">2</text:span><text:span text:style-name="T2"> + k</text:span><text:span text:style-name="T25">2</text:span><text:span text:style-name="T2">); classify: {n rules, d attrs} travelRules: n, testRule: d, total: O(nd);</text:span></text:p>
      <text:p text:style-name="P19"><text:span text:style-name="T2">pros: makes classification rules, building is fast even with large d, w/o stats, works with all types</text:span></text:p>
      <text:p text:style-name="P19"><text:span text:style-name="T2">cons: greedy&gt;not optimal, order rules, need to select quality measure for rules, large #rules increase classify time</text:span></text:p>
      <text:p text:style-name="P19"><text:span text:style-name="T2"/></text:p>
      <text:p text:style-name="P19"><text:span text:style-name="T2">bayes: P(X|Y) = P(Y|X)*P(X)/P(Y)</text:span></text:p>
      <text:p text:style-name="P19"><text:span text:style-name="T2">compute probably for each class, choose the maximum probability</text:span></text:p>
      <text:p text:style-name="P19"><text:soft-page-break/><text:span text:style-name="T2">bayes([x1, x2, x3]): for each class y: compute the P(x1|y), P(x2|y), P(x3|y), compute P(y), compute product, choose the class that maximizes product</text:span></text:p>
      <text:p text:style-name="P20"><text:span text:style-name="T2">continuous-attribute: assume normal distribution, normal density fn, normal(x, m=mean, v=variance)= (1 / sqrt( 2ᴨv ) ) * exp( -(x – m)</text:span><text:span text:style-name="T25">2</text:span><text:span text:style-name="T2">/(2v) ); to compute, discover mean/variance, plug into normal()</text:span></text:p>
      <text:p text:style-name="P20"><text:span text:style-name="T2">run-time: {n recs, d attrs, k classes, m max-attr-value} build: calc class-freq: n, iter attrs: d, calc freq class-attribute value: n, initialize/normalize tables: km + km, total: O(dn + dkm); classify: iter classes: k, multiply conditional probabilities: d, total: O(kd)</text:span></text:p>
      <text:p text:style-name="P20"><text:span text:style-name="T2">pros: no classification model, arbitrary decision bounds, build table is fast, classifying is very fast</text:span></text:p>
      <text:p text:style-name="P20"><text:span text:style-name="T2">cons: assume independent attributes and normal distribution of continuous attributes</text:span></text:p>
      <text:p text:style-name="P20"><text:span text:style-name="T2"/></text:p>
      <text:p text:style-name="P21"><text:span text:style-name="T2">neural-network: input/hidden/output nodes, edges connecting nodes, weighted edges, activation threshold of nodes; </text:span></text:p>
      <text:p text:style-name="P21"><text:span text:style-name="T18">building: </text:span><text:span text:style-name="T2">choose params (learning rate, #hidden nodes, iterations), repeat iterations, for each record, forward-pass (in-outs), </text:span><text:span text:style-name="T18">backward-pass</text:span><text:span text:style-name="T2"> (error-weights-theta); known as back propagation</text:span></text:p>
      <text:p text:style-name="P22"><text:span text:style-name="T2">compute: </text:span></text:p>
      <text:p text:style-name="P22"><text:span text:style-name="T2"><text:tab/>input&gt;I</text:span><text:span text:style-name="T29">x</text:span><text:span text:style-name="T2">=</text:span><text:span text:style-name="T3">∑</text:span><text:span text:style-name="T17">(</text:span><text:span text:style-name="T2">W</text:span><text:span text:style-name="T29">x|x-1</text:span><text:span text:style-name="T2">*V</text:span><text:span text:style-name="T29">x-1</text:span><text:span text:style-name="T17">),</text:span><text:span text:style-name="T2"> </text:span></text:p>
      <text:p text:style-name="P22"><text:span text:style-name="T2"><text:tab/>output&gt;O</text:span><text:span text:style-name="T29">x</text:span><text:span text:style-name="T2">=1/(1 + exp( -(V</text:span><text:span text:style-name="T29">x</text:span><text:span text:style-name="T2"> + θ</text:span><text:span text:style-name="T29">x</text:span><text:span text:style-name="T2">) )),</text:span></text:p>
      <text:p text:style-name="P22"><text:span text:style-name="T2"><text:tab/>error</text:span><text:span text:style-name="T31">out</text:span><text:span text:style-name="T2">&gt;E</text:span><text:span text:style-name="T29">x</text:span><text:span text:style-name="T2">=(Y</text:span><text:span text:style-name="T29">x</text:span><text:span text:style-name="T2">-O</text:span><text:span text:style-name="T29">x</text:span><text:span text:style-name="T2">)O</text:span><text:span text:style-name="T29">x</text:span><text:span text:style-name="T2">(1-O</text:span><text:span text:style-name="T29">x</text:span><text:span text:style-name="T2">), </text:span></text:p>
      <text:p text:style-name="P22"><text:span text:style-name="T2"><text:tab/>error</text:span><text:span text:style-name="T31">hid</text:span><text:span text:style-name="T2">&gt;E</text:span><text:span text:style-name="T29">x</text:span><text:span text:style-name="T2">=O</text:span><text:span text:style-name="T29">x</text:span><text:span text:style-name="T2">(1-O</text:span><text:span text:style-name="T29">x</text:span><text:span text:style-name="T2">)</text:span><text:span text:style-name="T3">∑</text:span><text:span text:style-name="T17">(</text:span><text:span text:style-name="T2">W</text:span><text:span text:style-name="T29">x|x-1</text:span><text:span text:style-name="T2">*V</text:span><text:span text:style-name="T29">x-1</text:span><text:span text:style-name="T17">),</text:span><text:span text:style-name="T2"> </text:span></text:p>
      <text:p text:style-name="P22"><text:span text:style-name="T17"><text:tab/>weight&gt;W</text:span><text:span text:style-name="T31">x|x-1</text:span><text:span text:style-name="T17">+=</text:span><text:span text:style-name="T18">αV</text:span><text:span text:style-name="T32">x</text:span><text:span text:style-name="T18">E</text:span><text:span text:style-name="T32">x-1</text:span><text:span text:style-name="T18">, </text:span></text:p>
      <text:p text:style-name="P22"><text:span text:style-name="T18"><text:tab/>theta&gt;</text:span><text:span text:style-name="T2">θ</text:span><text:span text:style-name="T32">x</text:span><text:span text:style-name="T18">+= αE</text:span><text:span text:style-name="T32">x</text:span><text:span text:style-name="T18">; </text:span></text:p>
      <text:p text:style-name="P22"><text:span text:style-name="T18"><text:tab/>{ x: cur-layer, x-1: prev-layer, W</text:span><text:span text:style-name="T32">ij</text:span><text:span text:style-name="T18">: weight of edge between nodes i &amp; j, V: relative input value (often inverse) }</text:span></text:p>
      <text:p text:style-name="P23"><text:span text:style-name="T2">using: do forward-pass</text:span></text:p>
      <text:p text:style-name="P24"><text:span text:style-name="T2">all data is normalized, </text:span><text:span text:style-name="T19">class labels are placed in range [0,1] or binary encoded, </text:span><text:span text:style-name="T20">stop conditions: iterations, training-error, weight-change; network should be evaluated with validation error; parameters are chosen to min(validation-error); holdout takes least time, leave-one-out, the most;</text:span></text:p>
      <text:p text:style-name="P25"><text:span text:style-name="T2">run-time: training: {n inputs, m hidden-nodes, k outputs, t iterations} total: O(t * (km + mn) ); classify: {n inputs, m hidden-nodes, k outputs} total: O(mn + km); very fast classification</text:span></text:p>
      <text:p text:style-name="P25"><text:span text:style-name="T2">pros: only few formulas – easy implementation, arbitrary decision bounds, all attribute types</text:span></text:p>
      <text:p text:style-name="P25"><text:span text:style-name="T2">cons: training can be slow, chose parameters, under/over fitting if hidden-nodes|iterations too small/large, not intuitive – decision rules are not obvious</text:span></text:p>
      <text:p text:style-name="P25"><text:span text:style-name="T21">aside-</text:span><text:span text:style-name="T2">perceptron: no hidden-nodes, can only classify linearly separable data</text:span></text:p>
      <text:p text:style-name="P26"><text:span text:style-name="T2">regression: outputs are continuous and infinite, generalized form of classification, </text:span></text:p>
      <text:p text:style-name="P18"><text:span text:style-name="T2"/></text:p>
      <text:p text:style-name="P18"><text:span text:style-name="T2"/></text:p>
      <text:p text:style-name="P12"><text:span text:style-name="T14"/></text:p>
      <text:p text:style-name="P12"><text:span text:style-name="T14"/></text:p>
      <text:p text:style-name="P12"><text:span text:style-name="T2"/></text:p>
      <text:p text:style-name="P6"><text:span text:style-name="T4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598in" fo:margin-bottom="0.5598in" fo:margin-left="0.5598in" fo:margin-right="0.5598in" style:shadow="none" style:writing-mode="lr-tb" style:footnote-max-height="0in">
        <style:columns fo:column-count="2" fo:column-gap="0in">
          <style:column-sep style:width="0.0035in" style:color="#000000" style:height="100%" style:style="solid"/>
          <style:column style:rel-width="4986*" fo:start-indent="0in" fo:end-indent="0in"/>
          <style:column style:rel-width="49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12:06:33.734011000</meta:creation-date>
    <meta:generator>LibreOffice/5.0.5.2$MacOSX_X86_64 LibreOffice_project/55b006a02d247b5f7215fc6ea0fde844b30035b3</meta:generator>
    <dc:date>2016-03-15T19:06:17.134534000</dc:date>
    <meta:editing-duration>PT4H9M12S</meta:editing-duration>
    <meta:editing-cycles>15</meta:editing-cycles>
    <meta:document-statistic meta:table-count="0" meta:image-count="0" meta:object-count="0" meta:page-count="2" meta:paragraph-count="81" meta:word-count="873" meta:character-count="7116" meta:non-whitespace-character-count="6293"/>
  </office:meta>
</office:document-meta>
</file>